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ff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2.585cm" style:use-optimal-column-width="false"/>
    </style:style>
    <style:style style:name="co2" style:family="table-column">
      <style:table-column-properties style:column-width="0.939cm" style:use-optimal-column-width="false"/>
    </style:style>
    <style:style style:name="co3" style:family="table-column">
      <style:table-column-properties style:column-width="1.762cm" style:use-optimal-column-width="false"/>
    </style:style>
    <style:style style:name="co4" style:family="table-column">
      <style:table-column-properties style:column-width="1.765cm" style:use-optimal-column-width="false"/>
    </style:style>
    <style:style style:name="ro1" style:family="table-row">
      <style:table-row-properties style:row-height="0cm"/>
    </style:style>
    <style:style style:name="ce1" style:family="table-cell">
      <loext:graphic-properties draw:fill-color="#b2b2b2" style:repeat="repeat"/>
      <style:paragraph-properties fo:border-left="0.03pt solid #ffffff" fo:border-right="0.03pt solid #ffffff" fo:border-top="0.03pt solid #ffffff" fo:border-bottom="none"/>
      <style:text-properties style:font-name="Arial" fo:font-size="10pt" style:font-size-asian="10pt" style:font-size-complex="10pt"/>
    </style:style>
    <style:style style:name="ce2" style:family="table-cell">
      <loext:graphic-properties draw:fill-color="#eeeeee" style:repeat="repeat"/>
      <style:paragraph-properties fo:border="0.03pt solid #ffffff"/>
      <style:text-properties style:font-name="Arial" fo:font-size="10pt" style:font-size-asian="10pt" style:font-size-complex="10pt"/>
    </style:style>
    <style:style style:name="P1" style:family="paragraph">
      <style:text-properties style:font-name="Arial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draw:layer="layout" svg:width="14.098cm" svg:height="5.199cm" svg:x="0.544cm" svg:y="0.674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1" table:default-cell-style-name="ce1">
                <table:table-cell>
                  <text:p text:style-name="P1">Accumulator</text:p>
                </table:table-cell>
                <table:table-cell/>
                <table:table-cell>
                  <text:p text:style-name="P1">1</text:p>
                </table:table-cell>
                <table:table-cell>
                  <text:p text:style-name="P1">2</text:p>
                </table:table-cell>
                <table:table-cell>
                  <text:p text:style-name="P1">3</text:p>
                </table:table-cell>
                <table:table-cell>
                  <text:p text:style-name="P1">4</text:p>
                </table:table-cell>
                <table:table-cell>
                  <text:p text:style-name="P1">5</text:p>
                </table:table-cell>
                <table:table-cell>
                  <text:p text:style-name="P1">6</text:p>
                </table:table-cell>
              </table:table-row>
              <table:table-row table:style-name="ro1" table:default-cell-style-name="ce2">
                <table:table-cell>
                  <text:p text:style-name="P1">0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2">
                <table:table-cell>
                  <text:p text:style-name="P1">1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2">
                <table:table-cell>
                  <text:p text:style-name="P1">3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2">
                <table:table-cell>
                  <text:p text:style-name="P1">6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2">
                <table:table-cell>
                  <text:p text:style-name="P1">10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2">
                <table:table-cell>
                  <text:p text:style-name="P1">15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2">
                <table:table-cell>
                  <text:p text:style-name="P1">21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line draw:style-name="gr1" draw:text-style-name="P2" draw:layer="layout" svg:x1="1.368cm" svg:y1="1.665cm" svg:x2="4.942cm" svg:y2="1.662cm">
            <text:p/>
          </draw:line>
          <draw:line draw:style-name="gr1" draw:text-style-name="P2" draw:layer="layout" svg:x1="1.372cm" svg:y1="2.323cm" svg:x2="6.784cm" svg:y2="2.328cm">
            <text:p/>
          </draw:line>
          <draw:line draw:style-name="gr1" draw:text-style-name="P2" draw:layer="layout" svg:x1="1.357cm" svg:y1="2.927cm" svg:x2="8.435cm" svg:y2="2.932cm">
            <text:p/>
          </draw:line>
          <draw:line draw:style-name="gr1" draw:text-style-name="P2" draw:layer="layout" svg:x1="1.366cm" svg:y1="3.594cm" svg:x2="10.266cm" svg:y2="3.59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06:00:44.627000000</meta:creation-date>
    <dc:date>2016-03-10T06:08:23.627000000</dc:date>
    <meta:editing-duration>PT7M32S</meta:editing-duration>
    <meta:editing-cycles>11</meta:editing-cycles>
    <meta:generator>LibreOffice/5.0.5.2$Windows_x86 LibreOffice_project/55b006a02d247b5f7215fc6ea0fde844b30035b3</meta:generator>
    <meta:document-statistic meta:object-count="6"/>
  </office:meta>
</office:document-meta>
</file>